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43</text:span></text:span><text:span text:style-name="Emphasis"><text:line-break/>Arco 142 – Risulta finanziato dai Servitori del Marchese Senatore Albergati.<text:line-break/></text:span></text:p>
        </text:list-item>
      </text:list>
      <text:p text:style-name="Text_20_body">La Madonna di San Luca è tra i SS. Anna e Gioachino (<text:span text:style-name="Emphasis">Gabriella Gherardi</text:span>).</text:p>
      <text:p text:style-name="Horizontal_20_Line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5:57.16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28" meta:character-count="160"/>
  </office:meta>
</office:document-meta>
</file>